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8">
            <text:p>8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3-08-30_18-46-19_000.mp4</text:p>
          </table:table-cell>
          <table:table-cell table:style-name="ce26" office:value-type="string">
            <text:p>:VIDEO / @自室 / 記録 / jap.flute / 演奏、play / R=1(8/30) / genre=melody,for=~,file-piece-id=~,memo=~,session=hour-18,recording-id=~,other=continue-from:8/29(1)~memo+ / follow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VIDEO / @自室 / 記録 / jap.flute / 演奏、play / R=1(8/30) / genre=melody,for=~,file-piece-id=~,memo=~,session=hour-18,recording-id=~,other=continue-from:8/29(1)~memo+ / follow+">
            <text:p>:VIDEO / @自室 / 記録 / jap.flute / 演奏、play / R=1(8/30) / genre=melody,for=~,file-piece-id=~,memo=~,session=hour-18,recording-id=~,other=continue-from:8/29(1)~memo+ / follow+</text:p>
          </table:table-cell>
          <table:table-cell table:style-name="ce10" table:formula="of:=RIGHT([.B2];[.K2])" office:value-type="string" office:string-value="mp4">
            <text:p>mp4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18" office:value-type="string">
            <text:p>2023-08-30_21-25-43_000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7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8-30_21-25-46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4">
            <text:p>4</text:p>
          </table:table-cell>
          <table:table-cell table:style-name="ce17" office:value-type="string">
            <text:p>2023-08-31_00-27-50_000.jpg</text:p>
          </table:table-cell>
          <table:table-cell table:style-name="ce26" office:value-type="string">
            <text:p>:PHOTO 記録 / location=自室 / topic=ゴムひもによる、歯ブラシコップに取り付けている、歯ブラシホルダー。 / for=~ / occasion=終了：ゴム、切れた。新しいゴムを使って、新たに作った。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PHOTO 記録 / location=自室 / topic=ゴムひもによる、歯ブラシコップに取り付けている、歯ブラシホルダー。 / for=~ / occasion=終了：ゴム、切れた。新しいゴムを使って、新たに作った。,other=~">
            <text:p>:PHOTO 記録 / location=自室 / topic=ゴムひもによる、歯ブラシコップに取り付けている、歯ブラシホルダー。 / for=~ / occasion=終了：ゴム、切れた。新しいゴムを使って、新たに作った。,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8" office:value-type="string">
            <text:p>2023-08-31_01-10-14_000.jpg</text:p>
          </table:table-cell>
          <table:table-cell table:style-name="ce26" office:value-type="string">
            <text:p>:m :PHOTO 寝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:PHOTO 寝た時刻 / 2023">
            <text:p>:m :PHOTO 寝た時刻 / 2023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8-31_07-51-41_000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:PHOTO 起きた時刻 / 2023">
            <text:p>:m :PHOTO 起きた時刻 / 2023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7" office:value-type="string">
            <text:p>2023-08-31_07-53-27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8-31_12-02-54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食べた物 ">
            <text:p>:m 食べた物 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10]=&quot;&quot;;[.C10];CONCATENATE([.C10];&quot; / &quot;;[.E10]))" office:value-type="float" office:value="0">
            <text:p>0</text:p>
          </table:table-cell>
          <table:table-cell table:style-name="ce10" table:formula="of:=RIGHT([.B10];[.K10])" office:value-type="float" office:value="0">
            <text:p>#VALUE!</text:p>
          </table:table-cell>
          <table:table-cell table:style-name="ce47" table:formula="of:=FIND(&quot;.&quot;;[.B10];1)" office:value-type="float" office:value="0">
            <text:p>#VALUE!</text:p>
          </table:table-cell>
          <table:table-cell table:formula="of:=LEN([.B10])" office:value-type="float" office:value="0">
            <text:p>0</text:p>
          </table:table-cell>
          <table:table-cell table:formula="of:=[.J10]-[.I1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47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5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47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3]=&quot;&quot;;[.C15];CONCATENATE([.C15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9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8">
            <text:p>8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21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31">2023/08/31</text:date>, <text:time>17:29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8-31T17:29:20.11</dc:date>
    <dc:creator>岩淵 謙</dc:creator>
    <meta:editing-duration>P58DT13H36M21S</meta:editing-duration>
    <meta:editing-cycles>19654</meta:editing-cycles>
    <meta:document-statistic meta:table-count="2" meta:cell-count="916" meta:object-count="0"/>
    <meta:user-defined meta:name="qrichtext">1</meta:user-defined>
  </office:meta>
</office:document-meta>
</file>